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8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Default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α=0,7</text:p>
          </table:table-cell>
          <table:table-cell office:value-type="float" office:value="0.7">
            <text:p>0.7</text:p>
          </table:table-cell>
          <table:table-cell table:formula="of:=EXP(-[.B2] )*(([.B2]^[.C1])/(FACT([.C1])))" office:value-type="float" office:value="0.496585303791409">
            <text:p>0.4965853038</text:p>
          </table:table-cell>
          <table:table-cell table:formula="of:=EXP(-[.B2] )*(([.B2]^[.D1])/(FACT([.D1])))" office:value-type="float" office:value="0.347609712653987">
            <text:p>0.3476097127</text:p>
          </table:table-cell>
          <table:table-cell table:formula="of:=EXP(-[.B2] )*(([.B2]^[.E1])/(FACT([.E1])))" office:value-type="float" office:value="0.121663399428895">
            <text:p>0.1216633994</text:p>
          </table:table-cell>
          <table:table-cell table:formula="of:=EXP(-[.B2] )*(([.B2]^[.F1])/(FACT([.F1])))" office:value-type="float" office:value="0.0283881265334089">
            <text:p>0.0283881265</text:p>
          </table:table-cell>
          <table:table-cell table:formula="of:=EXP(-[.B2] )*(([.B2]^[.G1])/(FACT([.G1])))" office:value-type="float" office:value="0.00496792214334656">
            <text:p>0.0049679221</text:p>
          </table:table-cell>
          <table:table-cell table:formula="of:=EXP(-[.B2] )*(([.B2]^[.H1])/(FACT([.H1])))" office:value-type="float" office:value="0.000695509100068519">
            <text:p>0.0006955091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α=1</text:p>
          </table:table-cell>
          <table:table-cell office:value-type="float" office:value="1">
            <text:p>1</text:p>
          </table:table-cell>
          <table:table-cell table:formula="of:=EXP(-[.B3] )*(([.B3]^[.C1])/(FACT([.C1])))" office:value-type="float" office:value="0.367879441171442">
            <text:p>0.3678794412</text:p>
          </table:table-cell>
          <table:table-cell table:formula="of:=EXP(-[.B3] )*(([.B3]^[.D1])/(FACT([.D1])))" office:value-type="float" office:value="0.367879441171442">
            <text:p>0.3678794412</text:p>
          </table:table-cell>
          <table:table-cell table:formula="of:=EXP(-[.B3] )*(([.B3]^[.E1])/(FACT([.E1])))" office:value-type="float" office:value="0.183939720585721">
            <text:p>0.1839397206</text:p>
          </table:table-cell>
          <table:table-cell table:formula="of:=EXP(-[.B3] )*(([.B3]^[.F1])/(FACT([.F1])))" office:value-type="float" office:value="0.0613132401952404">
            <text:p>0.0613132402</text:p>
          </table:table-cell>
          <table:table-cell table:formula="of:=EXP(-[.B3] )*(([.B3]^[.G1])/(FACT([.G1])))" office:value-type="float" office:value="0.0153283100488101">
            <text:p>0.01532831</text:p>
          </table:table-cell>
          <table:table-cell table:formula="of:=EXP(-[.B3] )*(([.B3]^[.H1])/(FACT([.H1])))" office:value-type="float" office:value="0.00306566200976202">
            <text:p>0.003065662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α=1,2</text:p>
          </table:table-cell>
          <table:table-cell office:value-type="float" office:value="1.2">
            <text:p>1.2</text:p>
          </table:table-cell>
          <table:table-cell table:formula="of:=EXP(-[.B4] )*(([.B4]^[.C1])/(FACT([.C1])))" office:value-type="float" office:value="0.301194211912202">
            <text:p>0.3011942119</text:p>
          </table:table-cell>
          <table:table-cell table:style-name="ce1" table:formula="of:=EXP(-[.B4] )*(([.B4]^[.D1])/(FACT([.D1])))" office:value-type="float" office:value="0.361433054294643">
            <text:p>0.3614330543</text:p>
          </table:table-cell>
          <table:table-cell table:formula="of:=EXP(-[.B4] )*(([.B4]^[.E1])/(FACT([.E1])))" office:value-type="float" office:value="0.216859832576786">
            <text:p>0.2168598326</text:p>
          </table:table-cell>
          <table:table-cell table:formula="of:=EXP(-[.B4] )*(([.B4]^[.F1])/(FACT([.F1])))" office:value-type="float" office:value="0.0867439330307142">
            <text:p>0.086743933</text:p>
          </table:table-cell>
          <table:table-cell table:formula="of:=EXP(-[.B4] )*(([.B4]^[.G1])/(FACT([.G1])))" office:value-type="float" office:value="0.0260231799092143">
            <text:p>0.0260231799</text:p>
          </table:table-cell>
          <table:table-cell table:formula="of:=EXP(-[.B4] )*(([.B4]^[.H1])/(FACT([.H1])))" office:value-type="float" office:value="0.00624556317821142">
            <text:p>0.0062455632</text:p>
          </table:table-cell>
          <table:table-cell table:number-columns-repeated="1016"/>
        </table:table-row>
        <table:table-row table:style-name="ro1">
          <table:table-cell>
            <draw:frame table:end-cell-address="Sheet1.O33" table:end-x="0.642cm" table:end-y="0.275cm" draw:z-index="0" draw:style-name="gr1" draw:text-style-name="P1" svg:width="24.177cm" svg:height="13.689cm" svg:x="0.279cm" svg:y="0.412cm">
              <draw:object draw:notify-on-update-of-ranges="Sheet1.C1:Sheet1.H1 Sheet1.A2:Sheet1.A2 Sheet1.C2:Sheet1.H2 Sheet1.A3:Sheet1.A3 Sheet1.C3:Sheet1.H3 Sheet1.A4:Sheet1.A4 Sheet1.C4:Sheet1.H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/05/2015</text:date>, <text:time>21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21:43:32.81</dc:date>
    <meta:generator>OpenOffice/4.0.0$Win32 OpenOffice.org_project/400m3$Build-9702</meta:generator>
    <meta:editing-duration>PT1H23M20S</meta:editing-duration>
    <meta:editing-cycles>2</meta:editing-cycles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text-properties fo:font-size="16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fo:font-style="italic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10" style:family="chart">
      <style:chart-properties chart:auto-position="true" style:rotation-angle="90"/>
      <style:text-properties fo:font-size="16pt" fo:font-style="italic" style:font-size-asian="9pt" style:font-size-complex="9pt"/>
    </style:style>
    <style:style style:name="ch11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800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178cm" svg:height="13.69cm" xlink:href=".." xlink:type="simple" chart:class="chart:bar" chart:style-name="ch1">
        <chart:title svg:x="5.612cm" svg:y="0.409cm" chart:style-name="ch2">
          <text:p>Probabilité du nombre de collisions </text:p>
        </chart:title>
        <chart:subtitle svg:x="8.785cm" svg:y="1.954cm" chart:style-name="ch3">
          <text:p>Pour α=0,7 , α=1 et α=1,2</text:p>
        </chart:subtitle>
        <chart:legend chart:legend-position="end" svg:x="21.703cm" svg:y="5.667cm" style:legend-expansion="high" chart:style-name="ch4"/>
        <chart:plot-area chart:style-name="ch5" table:cell-range-address="Sheet1.C1:Sheet1.H4 Sheet1.A2:Sheet1.A4" chart:data-source-has-labels="both" svg:x="1.907cm" svg:y="3.473cm" svg:width="18.83cm" svg:height="8.55cm">
          <chartooo:coordinate-region svg:x="2.952cm" svg:y="3.792cm" svg:width="17.785cm" svg:height="7.558cm"/>
          <chart:axis chart:dimension="x" chart:name="primary-x" chart:style-name="ch6" chartooo:axis-type="auto">
            <chartooo:date-scale/>
            <chart:title svg:x="8.574cm" svg:y="12.297cm" chart:style-name="ch7">
              <text:p>Nombre de collisions</text:p>
            </chart:title>
            <chart:categories table:cell-range-address="Sheet1.C1:Sheet1.H1"/>
            <chart:grid chart:style-name="ch8" chart:class="major"/>
          </chart:axis>
          <chart:axis chart:dimension="y" chart:name="primary-y" chart:style-name="ch9">
            <chart:title svg:x="0.451cm" svg:y="9.186cm" chart:style-name="ch10">
              <text:p>Probabilité</text:p>
            </chart:title>
            <chart:grid chart:style-name="ch8" chart:class="major"/>
          </chart:axis>
          <chart:series chart:style-name="ch11" chart:values-cell-range-address="Sheet1.C2:Sheet1.H2" chart:label-cell-address="Sheet1.A2:Sheet1.A2" chart:class="chart:bar">
            <chart:data-point chart:repeated="6"/>
          </chart:series>
          <chart:series chart:style-name="ch12" chart:values-cell-range-address="Sheet1.C3:Sheet1.H3" chart:label-cell-address="Sheet1.A3:Sheet1.A3" chart:class="chart:bar">
            <chart:data-point chart:repeated="6"/>
          </chart:series>
          <chart:series chart:style-name="ch13" chart:values-cell-range-address="Sheet1.C4:Sheet1.H4" chart:label-cell-address="Sheet1.A4:Sheet1.A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C1:Sheet1.H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α=0,7</text:p>
                <draw:g>
                  <svg:desc>Sheet1.A2:Sheet1.A2</svg:desc>
                </draw:g>
              </table:table-cell>
              <table:table-cell office:value-type="float" office:value="0.496585303791409">
                <text:p>0.496585303791409</text:p>
                <draw:g>
                  <svg:desc>Sheet1.C2:Sheet1.H2</svg:desc>
                </draw:g>
              </table:table-cell>
              <table:table-cell office:value-type="float" office:value="0.347609712653987">
                <text:p>0.347609712653987</text:p>
              </table:table-cell>
              <table:table-cell office:value-type="float" office:value="0.121663399428895">
                <text:p>0.121663399428895</text:p>
              </table:table-cell>
              <table:table-cell office:value-type="float" office:value="0.0283881265334089">
                <text:p>0.0283881265334089</text:p>
              </table:table-cell>
              <table:table-cell office:value-type="float" office:value="0.00496792214334656">
                <text:p>0.00496792214334656</text:p>
              </table:table-cell>
              <table:table-cell office:value-type="float" office:value="0.000695509100068519">
                <text:p>0.000695509100068519</text:p>
              </table:table-cell>
            </table:table-row>
            <table:table-row>
              <table:table-cell office:value-type="string">
                <text:p>α=1</text:p>
                <draw:g>
                  <svg:desc>Sheet1.A3:Sheet1.A3</svg:desc>
                </draw:g>
              </table:table-cell>
              <table:table-cell office:value-type="float" office:value="0.367879441171442">
                <text:p>0.367879441171442</text:p>
                <draw:g>
                  <svg:desc>Sheet1.C3:Sheet1.H3</svg:desc>
                </draw:g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183939720585721">
                <text:p>0.183939720585721</text:p>
              </table:table-cell>
              <table:table-cell office:value-type="float" office:value="0.0613132401952404">
                <text:p>0.0613132401952404</text:p>
              </table:table-cell>
              <table:table-cell office:value-type="float" office:value="0.0153283100488101">
                <text:p>0.0153283100488101</text:p>
              </table:table-cell>
              <table:table-cell office:value-type="float" office:value="0.00306566200976202">
                <text:p>0.00306566200976202</text:p>
              </table:table-cell>
            </table:table-row>
            <table:table-row>
              <table:table-cell office:value-type="string">
                <text:p>α=1,2</text:p>
                <draw:g>
                  <svg:desc>Sheet1.A4:Sheet1.A4</svg:desc>
                </draw:g>
              </table:table-cell>
              <table:table-cell office:value-type="float" office:value="0.301194211912202">
                <text:p>0.301194211912202</text:p>
                <draw:g>
                  <svg:desc>Sheet1.C4:Sheet1.H4</svg:desc>
                </draw:g>
              </table:table-cell>
              <table:table-cell office:value-type="float" office:value="0.361433054294643">
                <text:p>0.361433054294643</text:p>
              </table:table-cell>
              <table:table-cell office:value-type="float" office:value="0.216859832576786">
                <text:p>0.216859832576786</text:p>
              </table:table-cell>
              <table:table-cell office:value-type="float" office:value="0.0867439330307142">
                <text:p>0.0867439330307142</text:p>
              </table:table-cell>
              <table:table-cell office:value-type="float" office:value="0.0260231799092143">
                <text:p>0.0260231799092143</text:p>
              </table:table-cell>
              <table:table-cell office:value-type="float" office:value="0.00624556317821142">
                <text:p>0.00624556317821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